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1" style:family="table">
      <style:table-properties style:width="183.97mm" table:align="margins" style:may-break-between-rows="false"/>
    </style:style>
    <style:style style:name="Таблица1.A" style:family="table-column">
      <style:table-column-properties style:column-width="8.01mm" style:rel-column-width="2854*"/>
    </style:style>
    <style:style style:name="Таблица1.B" style:family="table-column">
      <style:table-column-properties style:column-width="20.02mm" style:rel-column-width="7129*"/>
    </style:style>
    <style:style style:name="Таблица1.G" style:family="table-column">
      <style:table-column-properties style:column-width="25.01mm" style:rel-column-width="8908*"/>
    </style:style>
    <style:style style:name="Таблица1.I" style:family="table-column">
      <style:table-column-properties style:column-width="14.99mm" style:rel-column-width="5343*"/>
    </style:style>
    <style:style style:name="Таблица1.J" style:family="table-column">
      <style:table-column-properties style:column-width="10.88mm" style:rel-column-width="3877*"/>
    </style:style>
    <style:style style:name="Таблица1.1" style:family="table-row">
      <style:table-row-properties style:row-height="10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2" style:family="table-row">
      <style:table-row-properties style:row-height="6mm"/>
    </style:style>
    <style:style style:name="Таблица1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3" style:family="table-row">
      <style:table-row-properties style:row-height="19mm"/>
    </style:style>
    <style:style style:name="Таблица1.4" style:family="table-row">
      <style:table-row-properties style:row-height="8.11mm"/>
    </style:style>
    <style:style style:name="Таблица1.A4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4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29" style:family="table-cell">
      <style:table-cell-properties style:vertical-align="middle" fo:padding="0mm" fo:border="none"/>
    </style:style>
    <style:style style:name="Таблица1.B29" style:family="table-cell">
      <style:table-cell-properties style:vertical-align="middle" fo:padding="0mm" fo:border-left="1.6pt solid #000000" fo:border-right="none" fo:border-top="none" fo:border-bottom="none"/>
    </style:style>
    <style:style style:name="P1" style:family="paragraph" style:parent-style-name="Standard">
      <style:text-properties officeooo:paragraph-rsid="002cb750"/>
    </style:style>
    <style:style style:name="P2" style:family="paragraph" style:parent-style-name="Standard">
      <style:paragraph-properties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/>
    </style:style>
    <style:style style:name="P3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8pt" fo:font-style="normal" officeooo:rsid="002e89d8" officeooo:paragraph-rsid="002cb750" style:font-size-asian="18pt" style:font-style-asian="normal" style:font-size-complex="18pt" style:font-style-complex="normal" style:text-rotation-angle="0" style:text-rotation-scale="line-height" style:text-scale="100%"/>
    </style:style>
    <style:style style:name="P5" style:family="paragraph" style:parent-style-name="Table_20_Contents">
      <style:paragraph-properties fo:line-height="4.99mm"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100%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8" style:family="paragraph" style:parent-style-name="Table_20_Contents">
      <style:paragraph-properties fo:line-height="4.9mm" fo:text-align="center" style:justify-single-word="false"/>
      <style:text-properties style:font-name="OpenGost Type B TT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9" style:family="paragraph" style:parent-style-name="Table_20_Contents">
      <style:paragraph-properties fo:line-height="4.99mm" fo:text-align="center" style:justify-single-word="false"/>
      <style:text-properties style:font-name="OpenGost Type B TT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306e1c" officeooo:paragraph-rsid="002cb750" style:font-size-asian="16pt" style:font-style-asian="normal" style:font-size-complex="16pt" style:font-style-complex="normal" style:text-rotation-angle="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2e89d8" officeooo:paragraph-rsid="002cb750" style:font-size-asian="16pt" style:font-style-asian="normal" style:font-size-complex="16pt" style:font-style-complex="normal" style:text-rotation-angle="0" style:text-rotation-scale="line-height" style:text-scale="85%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" fo:font-size="14pt" fo:font-style="normal" officeooo:paragraph-rsid="002cb750" style:font-size-asian="14pt" style:font-style-asian="normal" style:font-size-complex="14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2.25pt" style:font-style-asian="normal" style:font-size-complex="14pt" style:font-style-complex="normal"/>
    </style:style>
    <style:style style:name="P14" style:family="paragraph" style:parent-style-name="Table_20_Contents">
      <style:text-properties style:font-name="OpenGost Type B TT"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" fo:font-style="normal" officeooo:rsid="001e95f3" officeooo:paragraph-rsid="001e95f3" style:font-style-asian="normal" style:font-style-complex="normal"/>
    </style:style>
    <style:style style:name="P16" style:family="paragraph" style:parent-style-name="Table_20_Contents">
      <style:text-properties style:font-name="OpenGost Type B TT" fo:font-style="normal" officeooo:rsid="001e95f3" officeooo:paragraph-rsid="001e95f3" style:font-style-asian="normal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9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20" style:family="paragraph" style:parent-style-name="Table_20_Contents">
      <style:paragraph-properties fo:text-align="center" style:justify-single-word="false"/>
      <style:text-properties style:font-name="OpenGost Type B TT" fo:font-size="22pt" fo:font-style="normal" style:font-size-asian="19.25pt" style:font-style-asian="normal" style:font-size-complex="22pt" style:font-style-complex="normal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4" draw:name="Врезка3" text:anchor-type="paragraph" svg:x="8.01mm" svg:y="4.99mm" svg:width="11.99mm" svg:height="120mm" draw:z-index="0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8">Перв. примен.</text:p></table:table-cell><table:table-cell table:style-name="Таблица4.B1" office:value-type="string"><text:p text:style-name="P19"/></table:table-cell></table:table-row><table:table-row table:style-name="Таблица4.1"><table:table-cell table:style-name="Таблица4.A2" office:value-type="string"><text:p text:style-name="P18">Справ. №</text:p></table:table-cell><table:table-cell table:style-name="Таблица4.B2" office:value-type="string"><text:p text:style-name="P19"/></table:table-cell></table:table-row></table:table><text:p text:style-name="Frame_20_contents"/></draw:text-box></draw:frame><draw:frame draw:style-name="fr5" draw:name="Врезка1" text:anchor-type="paragraph" svg:x="20mm" svg:y="4.99mm" svg:width="185.1mm" svg:height="247mm" draw:z-index="1"><draw:text-box><table:table table:name="Таблица1" table:style-name="Таблица1"><table:table-column table:style-name="Таблица1.A"/><table:table-column table:style-name="Таблица1.B" table:number-columns-repeated="5"/><table:table-column table:style-name="Таблица1.G" table:number-columns-repeated="2"/><table:table-column table:style-name="Таблица1.I"/><table:table-column table:style-name="Таблица1.J"/><table:table-row table:style-name="Таблица1.1"><table:table-cell table:style-name="Таблица1.A1" table:number-columns-spanned="10" office:value-type="string"><text:p text:style-name="P4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Таблица1.2"><table:table-cell table:style-name="Таблица1.A1" table:number-columns-spanned="5" office:value-type="string"><text:p text:style-name="P5">Номера листов (страниц)</text:p></table:table-cell><table:covered-table-cell/><table:covered-table-cell/><table:covered-table-cell/><table:covered-table-cell/><table:table-cell table:style-name="Таблица1.F2" table:number-rows-spanned="2" office:value-type="string"><text:p text:style-name="P6"><text:span text:style-name="T1">Всего листов </text:span><text:span text:style-name="T2">(страниц)</text:span><text:span text:style-name="T1"> в докум.</text:span></text:p></table:table-cell><table:table-cell table:style-name="Таблица1.F2" table:number-rows-spanned="2" office:value-type="string"><text:p text:style-name="P7">№</text:p><text:p text:style-name="P7">докумен-</text:p><text:p text:style-name="P7">та</text:p></table:table-cell><table:table-cell table:style-name="Таблица1.F2" table:number-rows-spanned="2" office:value-type="string"><text:p text:style-name="P8">Входящий</text:p><text:p text:style-name="P8">№ сопрово-</text:p><text:p text:style-name="P8">дительно-</text:p><text:p text:style-name="P8">го докум.</text:p><text:p text:style-name="P8">и дата</text:p></table:table-cell><table:table-cell table:style-name="Таблица1.F2" table:number-rows-spanned="2" office:value-type="string"><text:p text:style-name="P9">Подп.</text:p></table:table-cell><table:table-cell table:style-name="Таблица1.F2" table:number-rows-spanned="2" office:value-type="string"><text:p text:style-name="P10">Да-</text:p><text:p text:style-name="P10">та</text:p></table:table-cell></table:table-row><table:table-row table:style-name="Таблица1.3"><table:table-cell table:style-name="Таблица1.A1" office:value-type="string"><text:p text:style-name="P11">Изм.</text:p></table:table-cell><table:table-cell table:style-name="Таблица1.F2" office:value-type="string"><text:p text:style-name="P2">изменен-</text:p><text:p text:style-name="P2">ных</text:p></table:table-cell><table:table-cell table:style-name="Таблица1.F2" office:value-type="string"><text:p text:style-name="P2">заменен-</text:p><text:p text:style-name="P2">ных</text:p></table:table-cell><table:table-cell table:style-name="Таблица1.F2" office:value-type="string"><text:p text:style-name="P2">новых</text:p></table:table-cell><table:table-cell table:style-name="Таблица1.F2" office:value-type="string"><text:p text:style-name="P2">аннули-</text:p><text:p text:style-name="P2">рован-</text:p><text:p text:style-name="P2">ных</text:p></table:table-cell><table:covered-table-cell/><table:covered-table-cell/><table:covered-table-cell/><table:covered-table-cell/><table:covered-table-cell/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table:table-cell table:style-name="Таблица1.B4" office:value-type="string"><text:p text:style-name="P12"/></table:table-cell></table:table-row><table:table-row table:style-name="Таблица1.4"><table:table-cell table:style-name="Таблица1.A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table:table-cell table:style-name="Таблица1.B29" office:value-type="string"><text:p text:style-name="P12"/></table:table-cell></table:table-row></table:table><text:p text:style-name="P1"/></draw:text-box></draw:frame><draw:frame draw:style-name="fr2" draw:name="Врезка2" text:anchor-type="paragraph" svg:x="20mm" svg:y="252.01mm" svg:width="185mm" svg:height="40.01mm" draw:z-index="2"><draw:text-box><table:table table:name="Таблица2" table:style-name="Таблица2"><table:table-column table:style-name="Таблица2.A"/><table:table-column table:style-name="Таблица2.B"/><table:table-column table:style-name="Таблица2.C"/><table:table-column table:style-name="Таблица2.D"/><table:table-column table:style-name="Таблица2.B"/><table:table-column table:style-name="Таблица2.F"/><table:table-column table:style-name="Таблица2.G" table:number-columns-repeated="3"/><table:table-column table:style-name="Таблица2.D"/><table:table-column table:style-name="Таблица2.K"/><table:table-row table:style-name="Таблица2.1"><table:table-cell table:style-name="Таблица2.A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B1" office:value-type="string"><text:p text:style-name="P14"/></table:table-cell><table:table-cell table:style-name="Таблица2.F1" table:number-rows-spanned="3" table:number-columns-spanned="6" office:value-type="string"><text:p text:style-name="P20"/></table:table-cell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4"/></table:table-cell><table:table-cell table:style-name="Таблица2.F1" office:value-type="string"><text:p text:style-name="P14"/></table:table-cell><table:table-cell table:style-name="Таблица2.F1" office:value-type="string"><text:p text:style-name="P14"/></table:table-cell><table:table-cell table:style-name="Таблица2.F1" office:value-type="string"><text:p text:style-name="P14"/></table:table-cell><table:table-cell table:style-name="Таблица2.F1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2" office:value-type="string"><text:p text:style-name="P15">Изм.</text:p></table:table-cell><table:table-cell table:style-name="Таблица2.F1" office:value-type="string"><text:p text:style-name="P15">Лист</text:p></table:table-cell><table:table-cell table:style-name="Таблица2.F1" office:value-type="string"><text:p text:style-name="P15">№ докум.</text:p></table:table-cell><table:table-cell table:style-name="Таблица2.F1" office:value-type="string"><text:p text:style-name="P15">Подп.</text:p></table:table-cell><table:table-cell table:style-name="Таблица2.F1" office:value-type="string"><text:p text:style-name="P15">Дата</text:p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6">Разраб.</text:p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F4" table:number-rows-spanned="5" office:value-type="string"><text:p text:style-name="P13"><draw:frame draw:style-name="fr3" draw:name="Врезка5" text:anchor-type="paragraph" svg:x="95mm" svg:width="110mm" svg:height="4.99mm" draw:z-index="3"><draw:text-box><text:p text:style-name="P3">Копировал<text:tab/>Формат А4</text:p></draw:text-box></draw:frame></text:p></table:table-cell><table:table-cell table:style-name="Таблица2.F1" table:number-columns-spanned="3" office:value-type="string"><text:p text:style-name="P15">Лит.</text:p></table:table-cell><table:covered-table-cell/><table:covered-table-cell/><table:table-cell table:style-name="Таблица2.F1" office:value-type="string"><text:p text:style-name="P15">Лист</text:p></table:table-cell><table:table-cell table:style-name="Таблица2.F1" office:value-type="string"><text:p text:style-name="P15">Листов</text:p></table:table-cell></table:table-row><table:table-row table:style-name="Таблица2.1"><table:table-cell table:style-name="Таблица2.A4" table:number-columns-spanned="2" office:value-type="string"><text:p text:style-name="P16">Пров.</text:p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covered-table-cell/><table:table-cell table:style-name="Таблица2.F1" office:value-type="string"><text:p text:style-name="P17"/></table:table-cell><table:table-cell table:style-name="Таблица2.H5" office:value-type="string"><text:p text:style-name="P17"/></table:table-cell><table:table-cell table:style-name="Таблица2.H5" office:value-type="string"><text:p text:style-name="P17"/></table:table-cell><table:table-cell table:style-name="Таблица2.F1" office:value-type="string"><text:p text:style-name="P17"/></table:table-cell><table:table-cell table:style-name="Таблица2.F1" office:value-type="string"><text:p text:style-name="P17"/></table:table-cell></table:table-row><table:table-row table:style-name="Таблица2.1"><table:table-cell table:style-name="Таблица2.A4" table:number-columns-spanned="2" office:value-type="string"><text:p text:style-name="P14"/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covered-table-cell/><table:table-cell table:style-name="Таблица2.F4" table:number-rows-spanned="3" table:number-columns-spanned="5" office:value-type="string"><text:p text:style-name="P13"/></table:table-cell><table:covered-table-cell/><table:covered-table-cell/><table:covered-table-cell/><table:covered-table-cell/></table:table-row><table:table-row table:style-name="Таблица2.1"><table:table-cell table:style-name="Таблица2.A4" table:number-columns-spanned="2" office:value-type="string"><text:p text:style-name="P16">Н. контр.</text:p></table:table-cell><table:covered-table-cell/><table:table-cell table:style-name="Таблица2.C4" office:value-type="string"><text:p text:style-name="P14"/></table:table-cell><table:table-cell table:style-name="Таблица2.C4" office:value-type="string"><text:p text:style-name="P14"/></table:table-cell><table:table-cell table:style-name="Таблица2.C4" office:value-type="string"><text:p text:style-name="P14"/></table:table-cell><table:covered-table-cell/><table:covered-table-cell/><table:covered-table-cell/><table:covered-table-cell/><table:covered-table-cell/><table:covered-table-cell/></table:table-row><table:table-row table:style-name="Таблица2.1"><table:table-cell table:style-name="Таблица2.A8" table:number-columns-spanned="2" office:value-type="string"><text:p text:style-name="P16">Утв.</text:p></table:table-cell><table:covered-table-cell/><table:table-cell table:style-name="Таблица2.C8" office:value-type="string"><text:p text:style-name="P14"/></table:table-cell><table:table-cell table:style-name="Таблица2.C8" office:value-type="string"><text:p text:style-name="P14"/></table:table-cell><table:table-cell table:style-name="Таблица2.C8" office:value-type="string"><text:p text:style-name="P14"/></table:table-cell><table:covered-table-cell/><table:covered-table-cell/><table:covered-table-cell/><table:covered-table-cell/><table:covered-table-cell/><table:covered-table-cell/></table:table-row></table:table><text:p text:style-name="Frame_20_contents"/></draw:text-box></draw:frame><draw:frame draw:style-name="fr1" draw:name="Врезка4" text:anchor-type="paragraph" svg:x="8.01mm" svg:y="147mm" svg:width="11.99mm" svg:height="144.99mm" draw:z-index="4"><draw:text-box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P18">Подп. дата</text:p></table:table-cell><table:table-cell table:style-name="Таблица3.B1" office:value-type="string"><text:p text:style-name="P19"/></table:table-cell></table:table-row><table:table-row table:style-name="Таблица3.2"><table:table-cell table:style-name="Таблица3.A1" office:value-type="string"><text:p text:style-name="P18">Инв. № дубл.</text:p></table:table-cell><table:table-cell table:style-name="Таблица3.B1" office:value-type="string"><text:p text:style-name="P19"/></table:table-cell></table:table-row><table:table-row table:style-name="Таблица3.2"><table:table-cell table:style-name="Таблица3.A1" office:value-type="string"><text:p text:style-name="P18">Взам. инв. №</text:p></table:table-cell><table:table-cell table:style-name="Таблица3.B1" office:value-type="string"><text:p text:style-name="P19"/></table:table-cell></table:table-row><table:table-row table:style-name="Таблица3.4"><table:table-cell table:style-name="Таблица3.A1" office:value-type="string"><text:p text:style-name="P18">Подп. и дата</text:p></table:table-cell><table:table-cell table:style-name="Таблица3.B1" office:value-type="string"><text:p text:style-name="P19"/></table:table-cell></table:table-row><table:table-row table:style-name="Таблица3.2"><table:table-cell table:style-name="Таблица3.A5" office:value-type="string"><text:p text:style-name="P18">Инв. № подл.</text:p></table:table-cell><table:table-cell table:style-name="Таблица3.B5" office:value-type="string"><text:p text:style-name="P19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9T12:39:50</dc:date>
    <dc:creator>Константин </dc:creator>
    <meta:editing-duration>PT5H29M38S</meta:editing-duration>
    <meta:editing-cycles>16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43" meta:word-count="69" meta:character-count="352" meta:non-whitespace-character-count="326"/>
  </office:meta>
</office:document-meta>
</file>